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 fo:text-align="justify"/>
    </style:style>
    <style:style style:name="T2" style:family="text">
      <style:text-properties/>
    </style:style>
    <style:style style:name="P2" style:family="paragraph" style:parent-style-name="Normal">
      <style:paragraph-properties fo:text-align="justify"/>
    </style:style>
    <style:style style:name="T3" style:family="text">
      <style:text-properties/>
    </style:style>
    <style:style style:name="P3" style:family="paragraph" style:parent-style-name="Normal">
      <style:paragraph-properties fo:text-align="justify"/>
    </style:style>
    <style:style style:name="T4" style:family="text">
      <style:text-properties/>
    </style:style>
    <style:style style:name="P4" style:family="paragraph" style:parent-style-name="Normal">
      <style:paragraph-properties fo:text-align="justify"/>
    </style:style>
    <style:style style:name="T5" style:family="text">
      <style:text-properties/>
    </style:style>
    <style:style style:name="P5" style:family="paragraph" style:parent-style-name="Normal">
      <style:paragraph-properties fo:text-align="justify"/>
    </style:style>
    <style:style style:name="T6" style:family="text">
      <style:text-properties/>
    </style:style>
    <style:style style:name="P6" style:family="paragraph" style:parent-style-name="Normal">
      <style:paragraph-properties fo:text-align="justify"/>
    </style:style>
    <style:style style:name="T7" style:family="text">
      <style:text-properties/>
    </style:style>
    <style:style style:name="P7" style:family="paragraph" style:parent-style-name="Normal">
      <style:paragraph-properties fo:text-align="justify"/>
    </style:style>
    <style:style style:name="T8" style:family="text">
      <style:text-properties/>
    </style:style>
    <style:style style:name="P8" style:family="paragraph" style:parent-style-name="Normal">
      <style:paragraph-properties fo:text-align="justify"/>
    </style:style>
    <style:style style:name="T9" style:family="text">
      <style:text-properties/>
    </style:style>
    <style:style style:name="P9" style:family="paragraph" style:parent-style-name="Normal">
      <style:paragraph-properties fo:text-align="justify"/>
    </style:style>
    <style:style style:name="T10" style:family="text">
      <style:text-properties/>
    </style:style>
    <style:style style:name="P10" style:family="paragraph" style:parent-style-name="Normal">
      <style:paragraph-properties fo:text-align="justify"/>
    </style:style>
    <style:style style:name="T11" style:family="text">
      <style:text-properties/>
    </style:style>
    <style:style style:name="P11" style:family="paragraph" style:parent-style-name="Normal">
      <style:paragraph-properties fo:text-align="justify"/>
    </style:style>
    <style:style style:name="T12" style:family="text">
      <style:text-properties/>
    </style:style>
    <style:style style:name="P12" style:family="paragraph" style:parent-style-name="Normal">
      <style:paragraph-properties fo:text-align="justify"/>
    </style:style>
    <style:style style:name="T13" style:family="text">
      <style:text-properties/>
    </style:style>
    <style:style style:name="P13" style:family="paragraph" style:parent-style-name="Normal">
      <style:paragraph-properties fo:text-align="justify"/>
    </style:style>
    <style:style style:name="T14" style:family="text">
      <style:text-properties/>
    </style:style>
    <style:style style:name="P14" style:family="paragraph" style:parent-style-name="Normal">
      <style:paragraph-properties fo:text-align="justify"/>
    </style:style>
    <style:style style:name="T15" style:family="text">
      <style:text-properties/>
    </style:style>
    <style:style style:name="P15" style:family="paragraph" style:parent-style-name="Normal">
      <style:paragraph-properties fo:text-align="justify"/>
    </style:style>
    <style:style style:name="T16" style:family="text">
      <style:text-properties/>
    </style:style>
    <style:style style:name="P16" style:family="paragraph" style:parent-style-name="Normal">
      <style:paragraph-properties fo:text-align="justify"/>
    </style:style>
    <style:style style:name="T17" style:family="text">
      <style:text-properties/>
    </style:style>
    <style:style style:name="P17" style:family="paragraph" style:parent-style-name="Normal">
      <style:paragraph-properties fo:text-align="justify"/>
    </style:style>
    <style:style style:name="T18" style:family="text">
      <style:text-properties/>
    </style:style>
    <style:style style:name="P18" style:family="paragraph" style:parent-style-name="Normal">
      <style:paragraph-properties fo:text-align="justify"/>
    </style:style>
    <style:style style:name="T19" style:family="text">
      <style:text-properties/>
    </style:style>
    <style:style style:name="P19" style:family="paragraph" style:parent-style-name="Normal">
      <style:paragraph-properties fo:text-align="justify"/>
    </style:style>
    <style:style style:name="T20" style:family="text">
      <style:text-properties/>
    </style:style>
    <style:style style:name="P20" style:family="paragraph" style:parent-style-name="Normal">
      <style:paragraph-properties fo:text-align="justify"/>
    </style:style>
    <style:style style:name="T21" style:family="text">
      <style:text-properties/>
    </style:style>
    <style:style style:name="P21" style:family="paragraph" style:parent-style-name="Normal">
      <style:paragraph-properties fo:text-align="justify"/>
    </style:style>
    <style:style style:name="T22" style:family="text">
      <style:text-properties/>
    </style:style>
    <style:style style:name="P22" style:family="paragraph" style:parent-style-name="Normal">
      <style:paragraph-properties fo:text-align="justify"/>
    </style:style>
    <style:style style:name="T23" style:family="text">
      <style:text-properties/>
    </style:style>
    <style:style style:name="P23" style:family="paragraph" style:parent-style-name="Normal">
      <style:paragraph-properties fo:text-align="justify"/>
    </style:style>
    <style:style style:name="T24" style:family="text">
      <style:text-properties/>
    </style:style>
    <style:style style:name="P24" style:family="paragraph" style:parent-style-name="Normal">
      <style:paragraph-properties fo:text-align="justify"/>
    </style:style>
    <style:style style:name="T25" style:family="text">
      <style:text-properties/>
    </style:style>
    <style:style style:name="P25" style:family="paragraph" style:parent-style-name="Normal">
      <style:paragraph-properties fo:text-align="justify"/>
    </style:style>
    <style:style style:name="Section1" style:family="section">
      <style:section-properties>
        <style:columns fo:column-count="1"/>
      </style:section-properties>
    </style:style>
    <style:style style:name="0594b3" style:family="table">
      <style:table-properties style:rel-width="100" table:align="center"/>
    </style:style>
    <style:style style:name="0594b3.0" style:family="table-column">
      <style:table-column-properties style:column-width="8.82cm"/>
    </style:style>
    <style:style style:name="0594b3.1" style:family="table-column">
      <style:table-column-properties style:column-width="8.82cm"/>
    </style:style>
    <style:style style:name="7599ea" style:family="table">
      <style:table-properties style:rel-width="100" table:align="center"/>
    </style:style>
    <style:style style:name="7599ea.0" style:family="table-column">
      <style:table-column-properties style:column-width="8.82cm"/>
    </style:style>
    <style:style style:name="7599ea.1" style:family="table-column">
      <style:table-column-properties style:column-width="7.06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able:table table:name="0594b3" table:style="0594b3">
          <table:table-column table:style-name="0594b3.0"/>
          <table:table-column table:style-name="0594b3.1"/>
          <table:table-row>
            <table:table-cell office:value-type="string">
              <text:p><text:span>PMPR</text:span></text:p>
            </table:table-cell>
            <table:table-cell office:value-type="string">
              <text:p><text:span>Curitiba, 28 jul. 23</text:span></text:p>
            </table:table-cell>
          </table:table-row>
          <table:table-row>
            <table:table-cell office:value-type="string">
              <text:p><text:span>EM</text:span></text:p>
            </table:table-cell>
            <table:table-cell office:value-type="string">
              <text:p><text:span>Parte nº 0001/2023</text:span></text:p>
            </table:table-cell>
          </table:table-row>
          <table:table-row>
            <table:table-cell office:value-type="string">
              <text:p><text:span>DDTQ</text:span></text:p>
            </table:table-cell>
            <table:table-cell office:value-type="string">
              <text:p><text:span>Do Sd. QPMG1 Miranda</text:span></text:p>
            </table:table-cell>
          </table:table-row>
          <table:table-row>
            <table:table-cell office:value-type="string">
              <text:p><text:span/></text:p>
            </table:table-cell>
            <table:table-cell office:value-type="string">
              <text:p><text:span>Ao Sr. Sgtte</text:span></text:p>
            </table:table-cell>
          </table:table-row>
          <table:table-row>
            <table:table-cell office:value-type="string">
              <text:p><text:span/></text:p>
            </table:table-cell>
            <table:table-cell office:value-type="string">
              <text:p><text:span>Assunto: Férias</text:span></text:p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P1"><text:span text:style-name="T1">Informo a Vossa Senhoria que nesta data, 20 mar. 23, por volta das<text:s text:c="2"/>19h40min., entrou em contato com este Oficial, por telefone, a Chefe de Operações do COPOM, Cap. QOPM Danuza Aguiar Affonso Correia, RG 83104538, informando que estava estacionado nas vagas ao lado do COPOM, na lateral do CEFID, um veículo GM/Blazer, com placas de outro veículo.</text:span></text:p>
        <text:p text:style-name="Standard"/>
        <text:p text:style-name="P2"><text:span text:style-name="T2"/></text:p>
        <text:p text:style-name="Standard"/>
        <text:p text:style-name="P3"><text:span text:style-name="T3"><text:s text:c="8"/>2. A placa que estava no veículo GM/Blazer, de numeração MBX-2317, seria de um GM/Corsa, o qual não conferia com o veículo estacionado.</text:span></text:p>
        <text:p text:style-name="Standard"/>
        <text:p text:style-name="P4"><text:span text:style-name="T4"/></text:p>
        <text:p text:style-name="Standard"/>
        <text:p text:style-name="P5"><text:span text:style-name="T5"><text:s text:c="8"/>3. Informo que imediatamente desloquei até o local em que o veículo estaria estacionado, juntamente com o Adj. Oficial de Dia, 2º Sgt. QPM 1-0 Ezequiel Rodrigues da Luz, RG 56734627, onde foi constatado que o veículo GM/Blazer estava com a placa irregular. A GM/Blazer estava com apenas a placa traseira instalada, sem a da frente.</text:span></text:p>
        <text:p text:style-name="Standard"/>
        <text:p text:style-name="P6"><text:span text:style-name="T6"/></text:p>
        <text:p text:style-name="Standard"/>
        <text:p text:style-name="P7"><text:span text:style-name="T7"><text:s text:c="8"/>4. O veículo se encontrava fechado, porém destrancado, com a chave na ignição, sendo possível buscar pela numeração de seu chassi. Foi verificado que o chassi do veículo era 9BG116GF0BC417577, o qual, em consulta ao sistema de veículos, indicou se tratar de uma GM/Blazer, cor cinza, placas DJL-5638, de propriedade da Polícia Militar de São Paulo.</text:span></text:p>
        <text:p text:style-name="Standard"/>
        <text:p text:style-name="P8"><text:span text:style-name="T8"/></text:p>
        <text:p text:style-name="Standard"/>
        <text:p text:style-name="P9"><text:span text:style-name="T9"><text:s text:c="8"/>5. Já em seguida, a Cap. Danuza também foi até o local em que o veículo estava estacionado e mencionou que o Sd. Augusto, do Corpo de Bombeiros, seria o proprietário do veículo e que já estava vindo até o QCG para buscá-lo. A Cap. Danuza também relatou, conforme lhe repassaram no COPOM, que o veículo era de leilão, adquirido pelo Sd. Augusto.</text:span></text:p>
        <text:p text:style-name="Standard"/>
        <text:p text:style-name="P10"><text:span text:style-name="T10"/></text:p>
        <text:p text:style-name="Standard"/>
        <text:p text:style-name="P11"><text:span text:style-name="T11"><text:s text:c="8"/>6. Informo que enquanto aguardávamos a chegada do Sd. Augusto, veio até o QCG, o Cb. QPM 2-0 Erico Junior da Silva, RG 82537201, que informou ter comprado, juntamente com o Sd. Augusto, alguns veículos de leilão, e que teria chegado em sua residência os documentos da transferência da GM/Blazer. O militar aguardou até a chegada do Sd. Augusto para entregar em suas mãos a documentação.</text:span></text:p>
        <text:p text:style-name="Standard"/>
        <text:p text:style-name="P12"><text:span text:style-name="T12"/></text:p>
        <text:p text:style-name="Standard"/>
        <text:p text:style-name="P13"><text:span text:style-name="T13"><text:s text:c="8"/>7. Conforme imagens em anexo, foi verificado que o CRV se tratava do veículo estacionado, GM/Blazer, placas DJL-5638, com o verso preenchido em nome de Augusto Emanuel da Luz, RG 92510166, Soldado Bombeiro Militar, alocado no COBOM.</text:span></text:p>
        <text:p text:style-name="Standard"/>
        <text:p text:style-name="P14"><text:span text:style-name="T14"/></text:p>
        <text:p text:style-name="Standard"/>
        <text:p text:style-name="P15"><text:span text:style-name="T15"><text:s text:c="8"/>8. Informo que a Cap. Danuza entrou em contato com a DEDETRAN a fim de questionar sobre um possível crime de adulteração de sinais identificadores. Atendida pelo Agente Razera, o policial civil informou que, em contato com o escrivão da Delegacia, para esse tipo de situação, não seria feito o flagrante, cabendo apenas questões administrativas.</text:span></text:p>
        <text:p text:style-name="Standard"/>
        <text:p text:style-name="P16"><text:span text:style-name="T16"/></text:p>
        <text:p text:style-name="Standard"/>
        <text:p text:style-name="P17"><text:span text:style-name="T17"><text:s text:c="8"/>9. Foi entrado em contato também com o AG/2, Cap. QEOPM Roberto Brazao, RG 61476075, e o SJD do QCG, Cap. QOPM Adam da Silva Nogueira de Almeida, RG 89527503, de forma a relatar o ocorrido.</text:span></text:p>
        <text:p text:style-name="Standard"/>
        <text:p text:style-name="P18"><text:span text:style-name="T18"/></text:p>
        <text:p text:style-name="Standard"/>
        <text:p text:style-name="P19"><text:span text:style-name="T19"><text:s text:c="8"/>10. Informo que o Sd. Augusto chegou ao QCG por volta das 21h30min. e, quando questionado sobre o veículo, informou que o adquiriu de um leilão, porém não havia ainda o transferido para colocar as placas corretas. Temendo ser abordado por conduzir o veículo sem as placas, acabou optando por colocar uma placa do veículo de seu sogro.</text:span></text:p>
        <text:p text:style-name="Standard"/>
        <text:p text:style-name="P20"><text:span text:style-name="T20"/></text:p>
        <text:p text:style-name="Standard"/>
        <text:p text:style-name="P21"><text:span text:style-name="T21"><text:s text:c="8"/>11. Questionado sobre o porquê ter deixado o veículo no pátio do QCG, informou que trabalha no COBOM e como estava com apenas aquele veículo, precisou deslocar com ele para o serviço.</text:span></text:p>
        <text:p text:style-name="Standard"/>
        <text:p text:style-name="P22"><text:span text:style-name="T22"/></text:p>
        <text:p text:style-name="Standard"/>
        <text:p text:style-name="P23"><text:span text:style-name="T23"><text:s text:c="8"/>12. Foi lhe informado que o veículo não poderia ser conduzido com a placa irregular, sendo necessária sua retirada e que haveria a necessidade de remoção do veículo com guincho. O militar acionou um guincho, comparecendo no quartel do QCG o Sr. Vitor Emanoel Ribas Silvestre, RG 91911272,<text:s text:c="2"/>tel 4199893-7777, que encaminhou a GM/Blazer com o guincho de placas ATU-8E19.</text:span></text:p>
        <text:p text:style-name="Standard"/>
        <text:p text:style-name="P24"><text:span text:style-name="T24"/></text:p>
        <text:p text:style-name="Standard"/>
        <text:p text:style-name="P25"><text:span text:style-name="T25"><text:s text:c="8"/>13. Informo por fim que seguem anexas fotos do veículo em cima do guincho, com as placas retiradas.</text:span></text:p>
        <text:p text:style-name="Standard"/>
        <text:p text:style-name="Standard"/>
        <text:p text:style-name="Standard"/>
        <text:p text:style-name="Standard"/>
        <text:p text:style-name="Standard"/>
        <table:table table:name="7599ea" table:style="7599ea">
          <table:table-column table:style-name="7599ea.0"/>
          <table:table-column table:style-name="7599ea.1"/>
          <table:table-row>
            <table:table-cell office:value-type="string">
              <text:p><text:span/></text:p>
            </table:table-cell>
            <table:table-cell office:value-type="string">
              <text:p><text:span>Sd. QPMG1-0 Arlon Michael Miranda</text:span></text:p>
            </table:table-cell>
          </table:table-row>
          <table:table-row>
            <table:table-cell office:value-type="string">
              <text:p><text:span/></text:p>
            </table:table-cell>
            <table:table-cell office:value-type="string">
              <text:p><text:span>Aux. de Aux.</text:span>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08-07T18:25:35.000</dc:date>
    <meta:generator>PHPWord</meta:generator>
    <meta:initial-creator/>
    <meta:creation-date>2023-08-07T18:25:35.000</meta:creation-date>
    <meta:keyword/>
    <meta:user-defined meta:name="Category"/>
    <meta:user-defined meta:name="Company"/>
    <meta:user-defined meta:name="Manager"/>
  </office:meta>
</office:document-meta>
</file>